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1pt" style:font-size-asian="11pt" style:font-size-complex="11pt"/>
    </style:style>
    <style:style style:name="P2" style:family="paragraph" style:parent-style-name="Preformatted_20_Text">
      <style:text-properties fo:font-size="11pt" officeooo:paragraph-rsid="001a5e62" style:font-size-asian="11pt" style:font-size-complex="11pt"/>
    </style:style>
    <style:style style:name="T1" style:family="text">
      <style:text-properties officeooo:rsid="001a5e62"/>
    </style:style>
    <style:style style:name="T2" style:family="text">
      <style:text-properties officeooo:rsid="001c93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*************************************************************************</text:p>
      <text:p text:style-name="P1">#*************************************************************************</text:p>
      <text:p text:style-name="P1">#</text:p>
      <text:p text:style-name="P2"># Welcome to the book-issuing library program named "MyLib" written in </text:p>
      <text:p text:style-name="P2"><text:span text:style-name="T1"># </text:span>Python.</text:p>
      <text:p text:style-name="P2"># This program is developed by Madhurika Priya,Sweta Pandey <text:span text:style-name="T1">and </text:span>Anny </text:p>
      <text:p text:style-name="P2"><text:span text:style-name="T1"># </text:span>Mondal. <text:s/></text:p>
      <text:p text:style-name="P1">#</text:p>
      <text:p text:style-name="P1"># This program contains two files: MyLib1.py (main file) and Data1.py.</text:p>
      <text:p text:style-name="P1">#</text:p>
      <text:p text:style-name="P1"># This program requires the following to run properly: </text:p>
      <text:p text:style-name="P1"># Python 3.0 or later, MySQL server and python3-MySQL connector.</text:p>
      <text:p text:style-name="P1">#</text:p>
      <text:p text:style-name="P1">#*************************************************************************</text:p>
      <text:p text:style-name="P1">#*************************************************************************</text:p>
      <text:p text:style-name="P1"></text:p>
      <text:p text:style-name="P1">#*************************************************************************</text:p>
      <text:p text:style-name="P1"># Creates a connection to the MySQL server.</text:p>
      <text:p text:style-name="P1">#</text:p>
      <text:p text:style-name="P2"># Arguments of the mysql.connector.connect() function must be set </text:p>
      <text:p text:style-name="P2"><text:span text:style-name="T1"># </text:span>properly:</text:p>
      <text:p text:style-name="P1"># host: name of the host or server where mysql is located.</text:p>
      <text:p text:style-name="P1"># user: name of the user who can access the mysql server.</text:p>
      <text:p text:style-name="P1"># password: password of the user (if any).</text:p>
      <text:p text:style-name="P1">#*************************************************************************</text:p>
      <text:p text:style-name="P1"></text:p>
      <text:p text:style-name="P1">import mysql.connector</text:p>
      <text:p text:style-name="P1">from datetime import date</text:p>
      <text:p text:style-name="P1">import Data1 <text:s text:c="3"/># Another python file of the program.</text:p>
      <text:p text:style-name="P1"></text:p>
      <text:p text:style-name="P1">Cnx = mysql.connector.connect(</text:p>
      <text:p text:style-name="P1"><text:s text:c="2"/>host="localhost",</text:p>
      <text:p text:style-name="P1"><text:s text:c="2"/>user="root",</text:p>
      <text:p text:style-name="P1"><text:s text:c="2"/>password="<text:span text:style-name="T2">12345</text:span>"</text:p>
      <text:p text:style-name="P1">)</text:p>
      <text:p text:style-name="P1"># dictionary=True : Rows of the database table are stored as dictionary </text:p>
      <text:p text:style-name="P1"># and not as tuple.</text:p>
      <text:p text:style-name="P1">Cursor = Cnx.cursor(dictionary=True) </text:p>
      <text:p text:style-name="P1"></text:p>
      <text:p text:style-name="P1">#*************************************************************************</text:p>
      <text:p text:style-name="P2"># Function to print books in tabular format( Called by function </text:p>
      <text:p text:style-name="P2"><text:span text:style-name="T1"># </text:span>'ListBooks')</text:p>
      <text:p text:style-name="P1"># Prints only necessary columns for better visibility.</text:p>
      <text:p text:style-name="P1">#*************************************************************************</text:p>
      <text:p text:style-name="P1">def PrintBooks(bookresult):</text:p>
      <text:p text:style-name="P1"><text:s text:c="4"/>columns = ('AccessNo', 'Name', 'Author', 'Issued to','Issue date')</text:p>
      <text:p text:style-name="P1"><text:s text:c="4"/>widths = [8,50,20,10,12]</text:p>
      <text:p text:style-name="P1"><text:s text:c="4"/>formatStr = '|'</text:p>
      <text:p text:style-name="P1"><text:s text:c="4"/>separator = '+'</text:p>
      <text:p text:style-name="P1"><text:s text:c="4"/>for w in widths:</text:p>
      <text:p text:style-name="P1"><text:s text:c="8"/>formatStr += " %-"+"%ss |" % (w,)</text:p>
      <text:p text:style-name="P1"><text:s text:c="8"/>separator += '-'*w + '--+'</text:p>
      <text:p text:style-name="P1"><text:s text:c="4"/>print(separator)</text:p>
      <text:p text:style-name="P1"><text:s text:c="4"/>print(formatStr % columns)</text:p>
      <text:p text:style-name="P1"><text:s text:c="4"/>print(separator)</text:p>
      <text:p text:style-name="P1"><text:s text:c="4"/>for row in bookresult:</text:p>
      <text:p text:style-name="P1"><text:s text:c="8"/>print(formatStr % (row['AccessNo'], row['Name'], row['Author'], row['IssuedTo'], row['IssueDate']))</text:p>
      <text:p text:style-name="P1"><text:soft-page-break/><text:s text:c="4"/>print(separator)</text:p>
      <text:p text:style-name="P1"><text:s text:c="7"/></text:p>
      <text:p text:style-name="P1">#*************************************************************************</text:p>
      <text:p text:style-name="P2"># Function to print a book detail in proper format (Called by function </text:p>
      <text:p text:style-name="P2"><text:span text:style-name="T1"># </text:span>'ListABookDetail')</text:p>
      <text:p text:style-name="P1">#*************************************************************************</text:p>
      <text:p text:style-name="P1">def PrintABookDetail(bookresult):</text:p>
      <text:p text:style-name="P1"><text:s text:c="4"/>Description = ('Name', 'Author', 'Type', 'Language', 'Year','Issued to','Issue date')</text:p>
      <text:p text:style-name="P1"><text:s text:c="4"/>formatStr = "%-15s : "</text:p>
      <text:p text:style-name="P1"><text:s text:c="4"/>separator = '+'*100</text:p>
      <text:p text:style-name="P1"><text:s text:c="4"/>print(separator)</text:p>
      <text:p text:style-name="P1"><text:s text:c="4"/>print(formatStr % Description[0],bookresult['Name'])</text:p>
      <text:p text:style-name="P1"><text:s text:c="4"/>print(formatStr % Description[1],bookresult['Author'])</text:p>
      <text:p text:style-name="P1"><text:s text:c="4"/>print(formatStr % Description[2],bookresult['Type'])</text:p>
      <text:p text:style-name="P1"><text:s text:c="4"/>print(formatStr % Description[3],bookresult['Language'])</text:p>
      <text:p text:style-name="P1"><text:s text:c="4"/>print(formatStr % Description[4],bookresult['PubYear'])</text:p>
      <text:p text:style-name="P1"><text:s text:c="4"/>print(formatStr % Description[5],bookresult['IssuedTo'])</text:p>
      <text:p text:style-name="P1"><text:s text:c="4"/>print(formatStr % Description[6],bookresult['IssueDate'])</text:p>
      <text:p text:style-name="P1"><text:s text:c="4"/>print(separator)</text:p>
      <text:p text:style-name="P1"></text:p>
      <text:p text:style-name="P1">#*************************************************************************</text:p>
      <text:p text:style-name="P1"># Function to list all books</text:p>
      <text:p text:style-name="P1">#*************************************************************************</text:p>
      <text:p text:style-name="P1">def ListBooks():</text:p>
      <text:p text:style-name="P1"><text:s text:c="4"/>query = "select *from MyBooks"</text:p>
      <text:p text:style-name="P1"><text:s text:c="4"/>Cursor.execute(query)</text:p>
      <text:p text:style-name="P1"><text:s text:c="4"/># fetchall returns a list of dictionary.</text:p>
      <text:p text:style-name="P1"><text:s text:c="4"/>bookresult = Cursor.fetchall()</text:p>
      <text:p text:style-name="P1"><text:s text:c="4"/>print("List of books in the library is: ")</text:p>
      <text:p text:style-name="P1"><text:s text:c="4"/>PrintBooks(bookresult)</text:p>
      <text:p text:style-name="P1"><text:s text:c="4"/></text:p>
      <text:p text:style-name="P1">#*************************************************************************</text:p>
      <text:p text:style-name="P1"># This function lists detail of an individual book.</text:p>
      <text:p text:style-name="P1">#*************************************************************************</text:p>
      <text:p text:style-name="P1">def ListABookDetail():</text:p>
      <text:p text:style-name="P1"><text:s text:c="4"/>accessNo = int(input("enter Accession No.: "))</text:p>
      <text:p text:style-name="P1"><text:s text:c="4"/>query = "select *from MyBooks WHERE AccessNo = %s" </text:p>
      <text:p text:style-name="P1"><text:s text:c="4"/>vals = [(accessNo)]</text:p>
      <text:p text:style-name="P1"><text:s text:c="4"/>Cursor.execute(query,vals)</text:p>
      <text:p text:style-name="P1"><text:s text:c="4"/># fetchone returns a dictionary.</text:p>
      <text:p text:style-name="P1"><text:s text:c="4"/>bookresult = Cursor.fetchone() <text:s text:c="2"/></text:p>
      <text:p text:style-name="P1"><text:s text:c="4"/>if (Cursor.rowcount &lt;= 0):</text:p>
      <text:p text:style-name="P1"><text:s text:c="8"/>print ("Sorry! Book having Accession no. %s not available in library record." % accessNo)</text:p>
      <text:p text:style-name="P1"><text:s text:c="8"/>return</text:p>
      <text:p text:style-name="P1"><text:s text:c="4"/>print("Detail of the book having Accession no. %s is: " % accessNo) <text:s/></text:p>
      <text:p text:style-name="P1"><text:s text:c="4"/>PrintABookDetail(bookresult)</text:p>
      <text:p text:style-name="P1"><text:s text:c="8"/></text:p>
      <text:p text:style-name="P1">#*************************************************************************</text:p>
      <text:p text:style-name="P1"># Function to issue a book to a student</text:p>
      <text:p text:style-name="P1">#*************************************************************************</text:p>
      <text:p text:style-name="P1">def IssueABook():</text:p>
      <text:p text:style-name="P1"><text:s text:c="4"/>cmds = [</text:p>
      <text:p text:style-name="P1"><text:s text:c="8"/>'1=&gt; by title',</text:p>
      <text:p text:style-name="P1"><text:s text:c="8"/>'2=&gt; by author',</text:p>
      <text:p text:style-name="P1"><text:s text:c="8"/>'3=&gt; by Accession No.'</text:p>
      <text:p text:style-name="P1"><text:s text:c="4"/>]</text:p>
      <text:p text:style-name="P1"><text:soft-page-break/><text:s text:c="4"/>for j in cmds:</text:p>
      <text:p text:style-name="P1"><text:s text:c="8"/>print(j)</text:p>
      <text:p text:style-name="P1"><text:s text:c="4"/>inp = int(input("enter command: "))</text:p>
      <text:p text:style-name="P1"><text:s text:c="4"/>bookSought = ''</text:p>
      <text:p text:style-name="P1"><text:s text:c="4"/>if (inp == 1):</text:p>
      <text:p text:style-name="P1"><text:s text:c="8"/>bookSought = input("enter Book title: ")</text:p>
      <text:p text:style-name="P1"><text:s text:c="8"/>query = "select *from MyBooks where Name = '" + bookSought + "'"</text:p>
      <text:p text:style-name="P1"><text:s text:c="4"/>elif (inp == 2):</text:p>
      <text:p text:style-name="P1"><text:s text:c="8"/>bookSought = input("enter Book author: ")</text:p>
      <text:p text:style-name="P1"><text:s text:c="8"/>query = "select *from MyBooks where Author = '" + bookSought + "'"</text:p>
      <text:p text:style-name="P1"><text:s text:c="4"/>elif (inp == 3):</text:p>
      <text:p text:style-name="P1"><text:s text:c="8"/>bookSought = input("enter Book Accession No: ")</text:p>
      <text:p text:style-name="P1"><text:s text:c="8"/>query = "select *from MyBooks where AccessNo = '" + bookSought + "'"</text:p>
      <text:p text:style-name="P1"><text:s text:c="5"/></text:p>
      <text:p text:style-name="P1"><text:s text:c="4"/>Cursor.execute(query)</text:p>
      <text:p text:style-name="P1"><text:s text:c="4"/>bookresult = Cursor.fetchall()</text:p>
      <text:p text:style-name="P1"><text:s text:c="4"/>if (Cursor.rowcount &lt;= 0):</text:p>
      <text:p text:style-name="P1"><text:s text:c="8"/>print("Sorry! Book having name/author as '%s' not available." % bookSought)</text:p>
      <text:p text:style-name="P1"><text:s text:c="8"/>return</text:p>
      <text:p text:style-name="P1"><text:s text:c="4"/>print("List of books having the name/author as '%s' is : " % bookSought)</text:p>
      <text:p text:style-name="P1"><text:s text:c="4"/>PrintBooks(bookresult)</text:p>
      <text:p text:style-name="P1"><text:s text:c="4"/>#</text:p>
      <text:p text:style-name="P1"><text:s text:c="4"/># Cheack whether book sought is issued or not. </text:p>
      <text:p text:style-name="P1"><text:s text:c="4"/>nocopies = int(0)</text:p>
      <text:p text:style-name="P1"><text:s text:c="4"/>studentIssuedTo = ''</text:p>
      <text:p text:style-name="P1"><text:s text:c="4"/>for row in bookresult:</text:p>
      <text:p text:style-name="P1"><text:s text:c="8"/>if (row['IssuedTo'] == 0):</text:p>
      <text:p text:style-name="P1"><text:s text:c="12"/>nocopies = nocopies+1</text:p>
      <text:p text:style-name="P1"><text:s text:c="8"/>else:</text:p>
      <text:p text:style-name="P1"><text:s text:c="12"/>studentIssuedTo = row['IssuedTo']</text:p>
      <text:p text:style-name="P1"><text:s text:c="4"/>if (nocopies &lt;= 0):</text:p>
      <text:p text:style-name="P1"><text:s text:c="8"/>print("Sorry! Book issued to :", studentIssuedTo)</text:p>
      <text:p text:style-name="P1"><text:s text:c="8"/>return</text:p>
      <text:p text:style-name="P1"><text:s text:c="4"/>print("Book Available! No. of copies is: ",nocopies)</text:p>
      <text:p text:style-name="P1"><text:s text:c="4"/>#</text:p>
      <text:p text:style-name="P1"><text:s text:c="4"/># Ask for confirmation and Accession No. of the book.</text:p>
      <text:p text:style-name="P1"><text:s text:c="4"/>inp = input("Do you want to issue (y/n): ")</text:p>
      <text:p text:style-name="P1"><text:s text:c="4"/>if (inp != 'y'):</text:p>
      <text:p text:style-name="P1"><text:s text:c="8"/>return</text:p>
      <text:p text:style-name="P1"><text:s text:c="4"/>accessNo = int(input("enter Book Accession No.: "))</text:p>
      <text:p text:style-name="P1"><text:s text:c="4"/>query2 = "select *from MyBooks where AccessNo = " + str(accessNo) + " AND IssuedTo= 0"</text:p>
      <text:p text:style-name="P1"><text:s text:c="4"/>Cursor.execute(query2)</text:p>
      <text:p text:style-name="P1"><text:s text:c="4"/>bookresult = Cursor.fetchone() <text:s text:c="2"/></text:p>
      <text:p text:style-name="P1"><text:s text:c="4"/>if (Cursor.rowcount &lt;= 0):</text:p>
      <text:p text:style-name="P1"><text:s text:c="8"/>print ("Sorry! Book (Accession no.: %s) is already issued or not the book asked for issuing." % accessNo)</text:p>
      <text:p text:style-name="P1"><text:s text:c="8"/>return</text:p>
      <text:p text:style-name="P1"><text:s text:c="4"/>#</text:p>
      <text:p text:style-name="P1"><text:s text:c="4"/># Enter roll no. of the student who sought the book.</text:p>
      <text:p text:style-name="P1"><text:s text:c="4"/>rollno = input("enter student roll no: ")</text:p>
      <text:p text:style-name="P1"><text:s text:c="4"/>query3 = "select *from Students where RollNo = " + rollno</text:p>
      <text:p text:style-name="P1"><text:s text:c="4"/>Cursor.execute(query3)</text:p>
      <text:p text:style-name="P1"><text:s text:c="4"/>studRes = Cursor.fetchone()</text:p>
      <text:p text:style-name="P1"><text:s text:c="4"/>if (Cursor.rowcount &lt;= 0):</text:p>
      <text:p text:style-name="P1"><text:soft-page-break/><text:s text:c="8"/>print ("Sorry! student having roll no. %s not available in the library record." % rollno)</text:p>
      <text:p text:style-name="P1"><text:s text:c="8"/>return</text:p>
      <text:p text:style-name="P1"><text:s text:c="4"/>#</text:p>
      <text:p text:style-name="P1"><text:s text:c="4"/># Update the book with issuing record.</text:p>
      <text:p text:style-name="P1"><text:s text:c="4"/>query4 = "UPDATE MyBooks SET IssuedTo=%s,IssueDate=%s WHERE AccessNo = %s"</text:p>
      <text:p text:style-name="P1"><text:s text:c="4"/>today_date = date.today()</text:p>
      <text:p text:style-name="P1"><text:s text:c="4"/>val = [(rollno,today_date,accessNo)]</text:p>
      <text:p text:style-name="P1"><text:s text:c="4"/>Cursor.executemany(query4,val)</text:p>
      <text:p text:style-name="P1"><text:s text:c="4"/>#</text:p>
      <text:p text:style-name="P1"><text:s text:c="4"/># Print the sought book with updated record.</text:p>
      <text:p text:style-name="P1"><text:s text:c="4"/>Cursor.execute(query)</text:p>
      <text:p text:style-name="P1"><text:s text:c="4"/>bookresult = Cursor.fetchall()</text:p>
      <text:p text:style-name="P1"><text:s text:c="4"/>print("Updated list of books is: ") <text:s/></text:p>
      <text:p text:style-name="P1"><text:s text:c="4"/>PrintBooks(bookresult)</text:p>
      <text:p text:style-name="P1"><text:s text:c="4"/></text:p>
      <text:p text:style-name="P1"># **************************************************************************</text:p>
      <text:p text:style-name="P1"># This function returns a book from a student.</text:p>
      <text:p text:style-name="P1"># **************************************************************************</text:p>
      <text:p text:style-name="P1">def ReturnABook():</text:p>
      <text:p text:style-name="P1"><text:s text:c="4"/># Ask for Accession No. of the book.</text:p>
      <text:p text:style-name="P1"><text:s text:c="4"/>accessNo = int(input("enter Accession No.: "))</text:p>
      <text:p text:style-name="P1"><text:s text:c="4"/>query = "select *from MyBooks WHERE AccessNo = %s" </text:p>
      <text:p text:style-name="P1"><text:s text:c="4"/>vals = [(accessNo)]</text:p>
      <text:p text:style-name="P1"><text:s text:c="4"/>Cursor.execute(query,vals)</text:p>
      <text:p text:style-name="P1"><text:s text:c="4"/>bookresult = Cursor.fetchone()</text:p>
      <text:p text:style-name="P1"><text:s text:c="4"/>if (Cursor.rowcount &lt;= 0):</text:p>
      <text:p text:style-name="P1"><text:s text:c="8"/>print ("Sorry! Wrong Accession no. %s for the book." % accessNo)</text:p>
      <text:p text:style-name="P1"><text:s text:c="8"/>return</text:p>
      <text:p text:style-name="P1"><text:s text:c="4"/>#</text:p>
      <text:p text:style-name="P1"><text:s text:c="4"/># Return the book by deleting IssuedTo record.</text:p>
      <text:p text:style-name="P1"><text:s text:c="4"/>query2 = "UPDATE MyBooks SET IssuedTo=%s,IssueDate=%s WHERE AccessNo = %s"</text:p>
      <text:p text:style-name="P1"><text:s text:c="4"/>today_date = date.today()</text:p>
      <text:p text:style-name="P1"><text:s text:c="4"/># set issue date as return date now</text:p>
      <text:p text:style-name="P1"><text:s text:c="4"/>vals2 = [(0,today_date,accessNo)]</text:p>
      <text:p text:style-name="P1"><text:s text:c="4"/>Cursor.executemany(query2,vals2)</text:p>
      <text:p text:style-name="P1"><text:s text:c="4"/>#</text:p>
      <text:p text:style-name="P1"><text:s text:c="4"/># Print the returned book with updated record.</text:p>
      <text:p text:style-name="P1"><text:s text:c="4"/>Cursor.execute(query,vals)</text:p>
      <text:p text:style-name="P1"><text:s text:c="4"/>bookresult = Cursor.fetchone()</text:p>
      <text:p text:style-name="P1"><text:s text:c="4"/>print("Updated book detail having Accession no. %s is: " % accessNo) <text:s/></text:p>
      <text:p text:style-name="P1"><text:s text:c="4"/>PrintABookDetail(bookresult)</text:p>
      <text:p text:style-name="P1"></text:p>
      <text:p text:style-name="P1">#*************************************************************************</text:p>
      <text:p text:style-name="P1"># Add New Arrival of book to the library</text:p>
      <text:p text:style-name="P1">#*************************************************************************</text:p>
      <text:p text:style-name="P1">def AddNewArrival():</text:p>
      <text:p text:style-name="P1"><text:s text:c="4"/>booktitle = input("enter Book title: ")</text:p>
      <text:p text:style-name="P1"><text:s text:c="4"/>bookauthor = input("enter Book author: ")</text:p>
      <text:p text:style-name="P1"><text:s text:c="4"/>accessNo = int(input("enter Accession No.: "))</text:p>
      <text:p text:style-name="P1"><text:s text:c="4"/>bookType = input("enter Book type: ")</text:p>
      <text:p text:style-name="P1"><text:s text:c="4"/>language = input("enter Language: ")</text:p>
      <text:p text:style-name="P1"><text:s text:c="4"/>pubYear = int(input("enter Publication Year: "))</text:p>
      <text:p text:style-name="P1"><text:s text:c="4"/>#</text:p>
      <text:p text:style-name="P1"><text:soft-page-break/><text:s text:c="4"/># Check for the duplicate Accession No.</text:p>
      <text:p text:style-name="P1"><text:s text:c="4"/>query = "select *from MyBooks where AccessNo = " + str(accessNo)</text:p>
      <text:p text:style-name="P1"><text:s text:c="4"/>Cursor.execute(query)</text:p>
      <text:p text:style-name="P1"><text:s text:c="4"/>bookresult = Cursor.fetchone()</text:p>
      <text:p text:style-name="P1"><text:s text:c="4"/>if (Cursor.rowcount &gt; 0):</text:p>
      <text:p text:style-name="P1"><text:s text:c="8"/>print ("Sorry! Book having Accession no. %s already exists." % accessNo)</text:p>
      <text:p text:style-name="P1"><text:s text:c="8"/>return </text:p>
      <text:p text:style-name="P1"><text:s text:c="4"/>#</text:p>
      <text:p text:style-name="P1"><text:s text:c="4"/># Insert new book into the database.</text:p>
      <text:p text:style-name="P1"><text:s text:c="4"/>query2 = "INSERT INTO MyBooks (AccessNo, Name, Author, Type, Language, PubYear) VALUES (%s, %s, %s,%s,%s,%s)"</text:p>
      <text:p text:style-name="P1"><text:s text:c="4"/>val = [(accessNo, booktitle, bookauthor, bookType, language, pubYear)]</text:p>
      <text:p text:style-name="P1"><text:s text:c="4"/>Cursor.executemany(query2,val)</text:p>
      <text:p text:style-name="P1"><text:s text:c="4"/>#</text:p>
      <text:p text:style-name="P1"><text:s text:c="4"/># Print the new book added.</text:p>
      <text:p text:style-name="P1"><text:s text:c="4"/>Cursor.execute(query)</text:p>
      <text:p text:style-name="P1"><text:s text:c="4"/>bookresult = Cursor.fetchone()</text:p>
      <text:p text:style-name="P1"><text:s text:c="4"/>print("New book detail having Accession no. %s is: " % accessNo) <text:s/></text:p>
      <text:p text:style-name="P1"><text:s text:c="4"/>PrintABookDetail(bookresult)</text:p>
      <text:p text:style-name="P1"><text:s text:c="8"/></text:p>
      <text:p text:style-name="P1">#*************************************************************************</text:p>
      <text:p text:style-name="P1"># Remove a book from the library record.</text:p>
      <text:p text:style-name="P1">#*************************************************************************</text:p>
      <text:p text:style-name="P1">def DeleteABook():</text:p>
      <text:p text:style-name="P1"><text:s text:c="4"/># Ask for Accession No. of the book and check whether it exists.</text:p>
      <text:p text:style-name="P1"><text:s text:c="4"/>accessNo = int(input("enter Accession No.: "))</text:p>
      <text:p text:style-name="P1"><text:s text:c="4"/>query = "select *from MyBooks WHERE AccessNo = %s" </text:p>
      <text:p text:style-name="P1"><text:s text:c="4"/>vals = [(accessNo)]</text:p>
      <text:p text:style-name="P1"><text:s text:c="4"/>Cursor.execute(query,vals)</text:p>
      <text:p text:style-name="P1"><text:s text:c="4"/>bookresult = Cursor.fetchone()</text:p>
      <text:p text:style-name="P1"><text:s text:c="4"/>if (Cursor.rowcount &lt;= 0):</text:p>
      <text:p text:style-name="P1"><text:s text:c="8"/>print ("Sorry! Wrong Accession no. %s for the book." % accessNo)</text:p>
      <text:p text:style-name="P1"><text:s text:c="8"/>return</text:p>
      <text:p text:style-name="P1"><text:s text:c="4"/>#</text:p>
      <text:p text:style-name="P1"><text:s text:c="4"/># Delete the book.</text:p>
      <text:p text:style-name="P1"><text:s text:c="4"/>query = "DELETE FROM MyBooks WHERE AccessNo = %s"</text:p>
      <text:p text:style-name="P1"><text:s text:c="4"/>val = [(accessNo)]</text:p>
      <text:p text:style-name="P1"><text:s text:c="4"/>Cursor.execute(query,val)</text:p>
      <text:p text:style-name="P1"><text:s text:c="4"/>#</text:p>
      <text:p text:style-name="P1"><text:s text:c="4"/># Print the updated list of books.</text:p>
      <text:p text:style-name="P1"><text:s text:c="4"/>query = "select *from MyBooks" </text:p>
      <text:p text:style-name="P1"><text:s text:c="4"/>Cursor.execute(query)</text:p>
      <text:p text:style-name="P1"><text:s text:c="4"/>bookresult = Cursor.fetchall()</text:p>
      <text:p text:style-name="P1"><text:s text:c="4"/>print("Updated list of books is: ") <text:s/></text:p>
      <text:p text:style-name="P1"><text:s text:c="4"/>PrintBooks(bookresult)</text:p>
      <text:p text:style-name="P1"><text:s text:c="4"/></text:p>
      <text:p text:style-name="P1">#*************************************************************************</text:p>
      <text:p text:style-name="P1"># Function to print students in tabular format</text:p>
      <text:p text:style-name="P1">#*************************************************************************</text:p>
      <text:p text:style-name="P1">def PrintStudents(studresult):</text:p>
      <text:p text:style-name="P1"><text:s text:c="4"/>print("List of students are: ")</text:p>
      <text:p text:style-name="P1"><text:s text:c="4"/>columns = ('RollNo', 'Name', 'Class', 'Section', 'DOB')</text:p>
      <text:p text:style-name="P1"><text:s text:c="4"/>widths = [10,40,6,8,12]</text:p>
      <text:p text:style-name="P1"><text:s text:c="4"/>formatStr = '|'</text:p>
      <text:p text:style-name="P1"><text:s text:c="4"/>separator = '+'</text:p>
      <text:p text:style-name="P1"><text:s text:c="4"/>for w in widths:</text:p>
      <text:p text:style-name="P1"><text:s text:c="8"/>formatStr += " %-"+"%ss |" % (w,)</text:p>
      <text:p text:style-name="P1"><text:soft-page-break/><text:s text:c="8"/>separator += '-'*w + '--+'</text:p>
      <text:p text:style-name="P1"><text:s text:c="4"/>print(separator)</text:p>
      <text:p text:style-name="P1"><text:s text:c="4"/>print(formatStr % columns)</text:p>
      <text:p text:style-name="P1"><text:s text:c="4"/>print(separator)</text:p>
      <text:p text:style-name="P1"><text:s text:c="4"/>for row in studresult:</text:p>
      <text:p text:style-name="P1"><text:s text:c="8"/>print(formatStr % (row['RollNo'], row['Name'], row['Class'], row['Section'], row['DOB']))</text:p>
      <text:p text:style-name="P1"><text:s text:c="4"/>print(separator)</text:p>
      <text:p text:style-name="P1"><text:s text:c="2"/></text:p>
      <text:p text:style-name="P1">#*************************************************************************</text:p>
      <text:p text:style-name="P1"># Function to print a student detail in proper format</text:p>
      <text:p text:style-name="P1">#*************************************************************************</text:p>
      <text:p text:style-name="P1">def PrintAStudentDetail(studresult):</text:p>
      <text:p text:style-name="P1"><text:s text:c="4"/>Description = ('Name', 'Class', 'Section', 'Date of Birth')</text:p>
      <text:p text:style-name="P1"><text:s text:c="4"/>formatStr = "%-20s : "</text:p>
      <text:p text:style-name="P1"><text:s text:c="4"/>separator = '+'*100</text:p>
      <text:p text:style-name="P1"><text:s text:c="4"/>print(separator)</text:p>
      <text:p text:style-name="P1"><text:s text:c="4"/>print(formatStr % Description[0],studresult['Name'])</text:p>
      <text:p text:style-name="P1"><text:s text:c="4"/>print(formatStr % Description[1],studresult['Class'])</text:p>
      <text:p text:style-name="P1"><text:s text:c="4"/>print(formatStr % Description[2],studresult['Section'])</text:p>
      <text:p text:style-name="P1"><text:s text:c="4"/>print(formatStr % Description[3],studresult['DOB'])</text:p>
      <text:p text:style-name="P1"><text:s text:c="4"/>print(separator)</text:p>
      <text:p text:style-name="P1"></text:p>
      <text:p text:style-name="P1">#*************************************************************************</text:p>
      <text:p text:style-name="P1"># Function to list all students</text:p>
      <text:p text:style-name="P1">#*************************************************************************</text:p>
      <text:p text:style-name="P1">def ListStudents():</text:p>
      <text:p text:style-name="P1"><text:s text:c="4"/>query = "select *from Students"</text:p>
      <text:p text:style-name="P1"><text:s text:c="4"/>Cursor.execute(query)</text:p>
      <text:p text:style-name="P1"><text:s text:c="4"/>studresult = Cursor.fetchall()</text:p>
      <text:p text:style-name="P1"><text:s text:c="4"/>PrintStudents(studresult)</text:p>
      <text:p text:style-name="P1"><text:s text:c="8"/></text:p>
      <text:p text:style-name="P1">#*************************************************************************</text:p>
      <text:p text:style-name="P1"># Add new student</text:p>
      <text:p text:style-name="P1">#*************************************************************************</text:p>
      <text:p text:style-name="P1">def AddNewStudent():</text:p>
      <text:p text:style-name="P1"><text:s text:c="4"/>studentname = input("enter student name: ")</text:p>
      <text:p text:style-name="P1"><text:s text:c="4"/>rollNo = int(input("enter Roll No.: "))</text:p>
      <text:p text:style-name="P1"><text:s text:c="4"/>clss = input("enter class :")</text:p>
      <text:p text:style-name="P1"><text:s text:c="4"/>section = input("enter section: ")</text:p>
      <text:p text:style-name="P1"><text:s text:c="4"/>DOB = input("enter DOB (YYYY-MM-DD): ")</text:p>
      <text:p text:style-name="P1"><text:s text:c="4"/>#</text:p>
      <text:p text:style-name="P1"><text:s text:c="4"/># Check for the duplicate Roll No.</text:p>
      <text:p text:style-name="P1"><text:s text:c="4"/>query = "select *from Students where RollNo = " + str(rollNo)</text:p>
      <text:p text:style-name="P1"><text:s text:c="4"/>Cursor.execute(query)</text:p>
      <text:p text:style-name="P1"><text:s text:c="4"/>studresult = Cursor.fetchone()</text:p>
      <text:p text:style-name="P1"><text:s text:c="4"/>if (Cursor.rowcount &gt; 0):</text:p>
      <text:p text:style-name="P1"><text:s text:c="8"/>print ("Sorry! Student having Roll no. %s already exists." % rollNo)</text:p>
      <text:p text:style-name="P1"><text:s text:c="8"/>return</text:p>
      <text:p text:style-name="P1"><text:s text:c="4"/>#</text:p>
      <text:p text:style-name="P1"><text:s text:c="4"/># Insert new student into the database.</text:p>
      <text:p text:style-name="P1"><text:s text:c="4"/>query2 = "INSERT INTO Students (RollNo,Name,Class,Section,DOB) VALUES (%s, %s, %s, %s, %s)"</text:p>
      <text:p text:style-name="P1"><text:s text:c="4"/>val = [(rollNo,studentname,clss,section,DOB)]</text:p>
      <text:p text:style-name="P1"><text:s text:c="4"/>Cursor.executemany(query2,val)</text:p>
      <text:p text:style-name="P1"><text:s text:c="4"/>#</text:p>
      <text:p text:style-name="P1"><text:s text:c="4"/># Print the new student.</text:p>
      <text:p text:style-name="P1"><text:soft-page-break/><text:s text:c="4"/>Cursor.execute(query)</text:p>
      <text:p text:style-name="P1"><text:s text:c="4"/>studresult = Cursor.fetchone()</text:p>
      <text:p text:style-name="P1"><text:s text:c="4"/>print("New student detail having Roll no. %s is:" % rollNo) </text:p>
      <text:p text:style-name="P1"><text:s text:c="4"/>PrintAStudentDetail(studresult) </text:p>
      <text:p text:style-name="P1"><text:s text:c="8"/></text:p>
      <text:p text:style-name="P1">#*************************************************************************</text:p>
      <text:p text:style-name="P1"># Remove a student from the library record.</text:p>
      <text:p text:style-name="P1">#*************************************************************************</text:p>
      <text:p text:style-name="P1">def DeleteAStudent():</text:p>
      <text:p text:style-name="P1"><text:s text:c="4"/># Ask for Roll No. of the student and check whether it exists. <text:s/></text:p>
      <text:p text:style-name="P1"><text:s text:c="4"/>rollNo = int(input("enter Roll No.: "))</text:p>
      <text:p text:style-name="P1"><text:s text:c="4"/>query = "select *from Students where RollNo = " + str(rollNo)</text:p>
      <text:p text:style-name="P1"><text:s text:c="4"/>Cursor.execute(query)</text:p>
      <text:p text:style-name="P1"><text:s text:c="4"/>studresult = Cursor.fetchone()</text:p>
      <text:p text:style-name="P1"><text:s text:c="4"/>if (Cursor.rowcount &lt;= 0):</text:p>
      <text:p text:style-name="P1"><text:s text:c="8"/>print ("Sorry! Student having Roll no. %s doesn't exist." % rollNo)</text:p>
      <text:p text:style-name="P1"><text:s text:c="8"/>return</text:p>
      <text:p text:style-name="P1"><text:s text:c="4"/>#</text:p>
      <text:p text:style-name="P2"><text:s text:c="4"/># Delete the student.</text:p>
      <text:p text:style-name="P2"><text:s text:c="4"/>query2 = "DELETE FROM Students WHERE RollNo = %s"</text:p>
      <text:p text:style-name="P1"><text:s text:c="4"/>val = [(rollNo)]</text:p>
      <text:p text:style-name="P1"><text:s text:c="4"/>Cursor.execute(query2,val)</text:p>
      <text:p text:style-name="P1"><text:s text:c="4"/>#</text:p>
      <text:p text:style-name="P1"><text:s text:c="4"/># Print the updated list of students.</text:p>
      <text:p text:style-name="P1"><text:s text:c="4"/>query = "select *from Students" </text:p>
      <text:p text:style-name="P1"><text:s text:c="4"/>Cursor.execute(query)</text:p>
      <text:p text:style-name="P1"><text:s text:c="4"/>studresult = Cursor.fetchall()</text:p>
      <text:p text:style-name="P1"><text:s text:c="4"/>print("Updated list of students is: ") <text:s/></text:p>
      <text:p text:style-name="P1"><text:s text:c="4"/>PrintStudents(studresult)</text:p>
      <text:p text:style-name="P1"><text:s/></text:p>
      <text:p text:style-name="P1">#*************************************************************************</text:p>
      <text:p text:style-name="P1"># Update a student</text:p>
      <text:p text:style-name="P1">#*************************************************************************</text:p>
      <text:p text:style-name="P1">def UpdateAStudent():</text:p>
      <text:p text:style-name="P1"><text:s text:c="4"/># Ask for details of the student and check whether the student exists. <text:s/></text:p>
      <text:p text:style-name="P1"><text:s text:c="4"/>rollNo = int(input("enter Roll No.: "))</text:p>
      <text:p text:style-name="P1"><text:s text:c="4"/>studentname = input("enter student name: ")</text:p>
      <text:p text:style-name="P1"><text:s text:c="4"/>clss = input("enter class :")</text:p>
      <text:p text:style-name="P1"><text:s text:c="4"/>section = input("enter section: ")</text:p>
      <text:p text:style-name="P1"><text:s text:c="4"/>DOB = input("enter DOB: ")</text:p>
      <text:p text:style-name="P1"><text:s text:c="4"/>query = "select *from Students where RollNo = " + str(rollNo)</text:p>
      <text:p text:style-name="P1"><text:s text:c="4"/>Cursor.execute(query)</text:p>
      <text:p text:style-name="P1"><text:s text:c="4"/>studresult = Cursor.fetchall()</text:p>
      <text:p text:style-name="P1"><text:s text:c="4"/>if (Cursor.rowcount &lt;= 0):</text:p>
      <text:p text:style-name="P1"><text:s text:c="8"/>print ("Sorry! Wrong Roll no. %s for the student." % rollNo)</text:p>
      <text:p text:style-name="P1"><text:s text:c="8"/>return</text:p>
      <text:p text:style-name="P1"><text:s text:c="4"/>#</text:p>
      <text:p text:style-name="P1"><text:s text:c="4"/># Update the student.</text:p>
      <text:p text:style-name="P1"><text:s text:c="4"/>query2 = "UPDATE Students SET Name=%s,Class=%s,Section=%s,DOB=%s WHERE RollNo = %s"</text:p>
      <text:p text:style-name="P1"><text:s text:c="4"/>val = [(studentname,clss,section,DOB,rollNo)]</text:p>
      <text:p text:style-name="P1"><text:s text:c="4"/>Cursor.executemany(query2,val)</text:p>
      <text:p text:style-name="P1"><text:s text:c="4"/>#</text:p>
      <text:p text:style-name="P1"><text:s text:c="4"/># Print the Updated student.</text:p>
      <text:p text:style-name="P1"><text:s text:c="4"/>Cursor.execute(query)</text:p>
      <text:p text:style-name="P1"><text:s text:c="4"/>studresult = Cursor.fetchone()</text:p>
      <text:p text:style-name="P1"><text:soft-page-break/><text:s text:c="4"/>print("Updated student detail having Roll no. %s is:" % rollNo) </text:p>
      <text:p text:style-name="P1"><text:s text:c="4"/>PrintAStudentDetail(studresult) </text:p>
      <text:p text:style-name="P1"></text:p>
      <text:p text:style-name="P1">#*************************************************************************</text:p>
      <text:p text:style-name="P1"># Function to list books issued by a student</text:p>
      <text:p text:style-name="P1">#*************************************************************************</text:p>
      <text:p text:style-name="P1">def ListBooksIssuedToAStudent():</text:p>
      <text:p text:style-name="P1"><text:s text:c="4"/>rollNo = int(input("enter Roll No.: "))</text:p>
      <text:p text:style-name="P1"><text:s text:c="4"/>query = "select *from MyBooks WHERE IssuedTo = %s"</text:p>
      <text:p text:style-name="P1"><text:s text:c="4"/>val = [(rollNo)]</text:p>
      <text:p text:style-name="P1"><text:s text:c="4"/>Cursor.execute(query,val)</text:p>
      <text:p text:style-name="P1"><text:s text:c="4"/>bookresult = Cursor.fetchall()</text:p>
      <text:p text:style-name="P1"><text:s text:c="4"/>if (Cursor.rowcount &lt;= 0):</text:p>
      <text:p text:style-name="P1"><text:s text:c="8"/>print ("No book has been issued to the student (Roll no.: %s)." % rollNo)</text:p>
      <text:p text:style-name="P1"><text:s text:c="8"/>return</text:p>
      <text:p text:style-name="P1"><text:s text:c="4"/>print("List of books issued to the student (Roll no. : %s) is: " % rollNo)</text:p>
      <text:p text:style-name="P1"><text:s text:c="4"/>PrintBooks(bookresult)</text:p>
      <text:p text:style-name="P1"><text:s/></text:p>
      <text:p text:style-name="P1">#*************************************************************************</text:p>
      <text:p text:style-name="P1"># Main program</text:p>
      <text:p text:style-name="P1">#*************************************************************************</text:p>
      <text:p text:style-name="P1"></text:p>
      <text:p text:style-name="P1">#*************************************************************************</text:p>
      <text:p text:style-name="P1"># Input command to use existing tables in the database or recreate all the <text:s/></text:p>
      <text:p text:style-name="P1"># tables in database.</text:p>
      <text:p text:style-name="P1">#*************************************************************************</text:p>
      <text:p text:style-name="P1"></text:p>
      <text:p text:style-name="P1">cmds = [</text:p>
      <text:p text:style-name="P1"><text:s text:c="4"/>"***During installation, choose option '2' otherwise choose option '1'.***",</text:p>
      <text:p text:style-name="P1"><text:s text:c="4"/>'1=&gt; Use existing database, if exists',</text:p>
      <text:p text:style-name="P1"><text:s text:c="4"/>'2=&gt; Create database'</text:p>
      <text:p text:style-name="P1">]</text:p>
      <text:p text:style-name="P1">for j in cmds:</text:p>
      <text:p text:style-name="P1"><text:s text:c="4"/>print(j)</text:p>
      <text:p text:style-name="P1">inp = int(input("enter command: "))</text:p>
      <text:p text:style-name="P1">if (inp == 1):</text:p>
      <text:p text:style-name="P1"><text:s text:c="4"/>Data1.UseExistingDatabase(Cursor)</text:p>
      <text:p text:style-name="P1">elif (inp == 2):</text:p>
      <text:p text:style-name="P1"><text:s text:c="4"/>Data1.CreateDatabase(Cursor)</text:p>
      <text:p text:style-name="P1"><text:s text:c="3"/></text:p>
      <text:p text:style-name="P1">#*************************************************************************</text:p>
      <text:p text:style-name="P1"># Commands to use the library.</text:p>
      <text:p text:style-name="P1">#*************************************************************************</text:p>
      <text:p text:style-name="P1"></text:p>
      <text:p text:style-name="P1">commands = [</text:p>
      <text:p text:style-name="P1"><text:s text:c="4"/>'1=&gt; List books',</text:p>
      <text:p text:style-name="P1"><text:s text:c="4"/>'2=&gt; Issue a book',</text:p>
      <text:p text:style-name="P1"><text:s text:c="4"/>'3=&gt; Return a book',</text:p>
      <text:p text:style-name="P1"><text:s text:c="4"/>'4=&gt; Add new arrival',</text:p>
      <text:p text:style-name="P1"><text:s text:c="4"/>'5=&gt; Delete a book',</text:p>
      <text:p text:style-name="P1"><text:s text:c="4"/>'6=&gt; List students',</text:p>
      <text:p text:style-name="P1"><text:s text:c="4"/>'7=&gt; Add a new student',</text:p>
      <text:p text:style-name="P1"><text:s text:c="4"/>'8=&gt; Update a student',</text:p>
      <text:p text:style-name="P1"><text:s text:c="4"/>'9=&gt; Delete a student',</text:p>
      <text:p text:style-name="P1"><text:s text:c="4"/>'10=&gt; List a book detail',</text:p>
      <text:p text:style-name="P1"><text:soft-page-break/><text:s text:c="4"/>'11=&gt; List books issued by a student',</text:p>
      <text:p text:style-name="P1"><text:s text:c="4"/>'0=&gt; Exit'</text:p>
      <text:p text:style-name="P1">]</text:p>
      <text:p text:style-name="P1">for j in commands:</text:p>
      <text:p text:style-name="P1"><text:s text:c="4"/>print(j)</text:p>
      <text:p text:style-name="P1">inp = int(input("enter command: "))</text:p>
      <text:p text:style-name="P1">while (inp != 0):</text:p>
      <text:p text:style-name="P1"><text:s text:c="4"/>if (inp == 1):</text:p>
      <text:p text:style-name="P1"><text:s text:c="8"/>ListBooks()</text:p>
      <text:p text:style-name="P1"><text:s text:c="4"/>elif (inp == 2):</text:p>
      <text:p text:style-name="P1"><text:s text:c="8"/>IssueABook()</text:p>
      <text:p text:style-name="P1"><text:s text:c="4"/>elif (inp == 3):</text:p>
      <text:p text:style-name="P1"><text:s text:c="8"/>ReturnABook()</text:p>
      <text:p text:style-name="P1"><text:s text:c="4"/>elif (inp == 4):</text:p>
      <text:p text:style-name="P1"><text:s text:c="8"/>AddNewArrival()</text:p>
      <text:p text:style-name="P1"><text:s text:c="4"/>elif (inp == 5):</text:p>
      <text:p text:style-name="P1"><text:s text:c="8"/>DeleteABook()</text:p>
      <text:p text:style-name="P1"><text:s text:c="4"/>elif (inp == 6):</text:p>
      <text:p text:style-name="P1"><text:s text:c="8"/>ListStudents()</text:p>
      <text:p text:style-name="P1"><text:s text:c="4"/>elif (inp == 7):</text:p>
      <text:p text:style-name="P1"><text:s text:c="8"/>AddNewStudent()</text:p>
      <text:p text:style-name="P1"><text:s text:c="4"/>elif (inp == 8):</text:p>
      <text:p text:style-name="P1"><text:s text:c="8"/>UpdateAStudent()</text:p>
      <text:p text:style-name="P1"><text:s text:c="4"/>elif (inp == 9):</text:p>
      <text:p text:style-name="P1"><text:s text:c="8"/>DeleteAStudent()</text:p>
      <text:p text:style-name="P1"><text:s text:c="4"/>elif (inp == 10):</text:p>
      <text:p text:style-name="P1"><text:s text:c="8"/>ListABookDetail()</text:p>
      <text:p text:style-name="P1"><text:s text:c="4"/>elif (inp == 11):</text:p>
      <text:p text:style-name="P1"><text:s text:c="8"/>ListBooksIssuedToAStudent()</text:p>
      <text:p text:style-name="P1"><text:s text:c="4"/>input("Press Enter to continue...")</text:p>
      <text:p text:style-name="P1"><text:s text:c="4"/>for j in commands:</text:p>
      <text:p text:style-name="P1"><text:s text:c="8"/>print(j)</text:p>
      <text:p text:style-name="P1"><text:s text:c="4"/>inp = int(input("enter command: ")) <text:s text:c="8"/></text:p>
      <text:p text:style-name="P1">print("OK! Bye !")</text:p>
      <text:p text:style-name="P1"></text:p>
      <text:p text:style-name="P1">#*************************************************************************</text:p>
      <text:p text:style-name="P1"># Make sure data is committed (saved) to the database before exit.</text:p>
      <text:p text:style-name="P1">#*************************************************************************</text:p>
      <text:p text:style-name="P1">Cnx.commit()</text:p>
      <text:p text:style-name="P1"></text:p>
      <text:p text:style-name="P1">Cursor.close()</text:p>
      <text:p text:style-name="P1">Cnx.close()</text:p>
      <text:p text:style-name="P1">#</text:p>
      <text:p text:style-name="P1"># ******************************End of file*******************************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9cm" fo:margin-right="1.7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5T14:02:52.390791804</dc:date>
    <meta:editing-duration>PT6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9" meta:paragraph-count="484" meta:word-count="1915" meta:character-count="18267" meta:non-whitespace-character-count="14654"/>
  </office:meta>
</office:document-meta>
</file>